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983b0" draw:fill="solid" draw:fill-color="#dee6ef" draw:textarea-horizontal-align="justify" draw:textarea-vertical-align="middle" draw:auto-grow-height="false" fo:min-height="3.134cm" fo:min-width="4.884cm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color="#000000" draw:marker-end="Concave" draw:marker-end-width="0.3cm" draw:fill="none" draw:textarea-vertical-align="middle"/>
    </style:style>
    <style:style style:name="gr4" style:family="graphic" style:parent-style-name="standard">
      <style:graphic-properties svg:stroke-color="#e3c400" draw:fill="solid" draw:fill-color="#ffffd7" draw:textarea-horizontal-align="justify" draw:textarea-vertical-align="middle" draw:auto-grow-height="false" fo:min-height="2cm" fo:min-width="5cm"/>
    </style:style>
    <style:style style:name="gr5" style:family="graphic" style:parent-style-name="standard">
      <style:graphic-properties svg:stroke-color="#5983b0" draw:fill="solid" draw:fill-color="#dee6ef" draw:textarea-horizontal-align="justify" draw:textarea-vertical-align="middle" draw:auto-grow-height="false" fo:min-height="2.006cm" fo:min-width="5.006cm"/>
    </style:style>
    <style:style style:name="gr6" style:family="graphic" style:parent-style-name="standard">
      <style:graphic-properties svg:stroke-color="#5983b0" draw:fill="solid" draw:fill-color="#dee6ef" draw:textarea-horizontal-align="justify" draw:textarea-vertical-align="middle" draw:auto-grow-height="false" fo:min-height="2.458cm" fo:min-width="5.958cm"/>
    </style:style>
    <style:style style:name="gr7" style:family="graphic" style:parent-style-name="standard">
      <style:graphic-properties svg:stroke-color="#e3c400" draw:fill="solid" draw:fill-color="#ffffd7" draw:textarea-horizontal-align="justify" draw:textarea-vertical-align="middle" draw:auto-grow-height="false" fo:min-height="1.75cm" fo:min-width="4.5cm"/>
    </style:style>
    <style:style style:name="gr8" style:family="graphic" style:parent-style-name="standard">
      <style:graphic-properties svg:stroke-color="#f10d0c" draw:fill="solid" draw:fill-color="#ffa6a6" draw:opacity="50%" draw:textarea-horizontal-align="justify" draw:textarea-vertical-align="middle" draw:auto-grow-height="false" fo:min-height="2.458cm" fo:min-width="4.908cm" draw:shadow-opacity="50%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d7"/>
      <style:paragraph-properties fo:text-align="center"/>
    </style:style>
    <style:style style:name="P5" style:family="paragraph">
      <loext:graphic-properties draw:fill="solid" draw:fill-color="#ffa6a6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75cm" svg:height="3.75cm" svg:x="3.949cm" svg:y="4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838cm" svg:height="0.47cm" svg:x="4.148cm" svg:y="4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5.42cm" svg:height="0.93cm" svg:x="4.009cm" svg:y="5.2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3" draw:text-style-name="P3" draw:layer="layout" svg:x1="9.699cm" svg:y1="6.25cm" svg:x2="11.449cm" svg:y2="6.25cm">
          <text:p/>
        </draw:line>
        <draw:custom-shape draw:style-name="gr4" draw:text-style-name="P4" draw:layer="layout" svg:width="5.5cm" svg:height="2.25cm" svg:x="11.449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718cm" svg:height="0.93cm" svg:x="3.981cm" svg:y="6.2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2.42cm" svg:height="0.56cm" svg:x="7.029cm" svg:y="7.1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2" draw:layer="layout" svg:width="3.153cm" svg:height="0.47cm" svg:x="11.699cm" svg:y="5.2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" draw:layer="layout" svg:width="4.848cm" svg:height="0.64cm" svg:x="11.949cm" svg:y="6.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3" draw:text-style-name="P3" draw:layer="layout" svg:x1="16.987cm" svg:y1="6.25cm" svg:x2="18.737cm" svg:y2="6.25cm">
          <text:p/>
        </draw:line>
        <draw:custom-shape draw:style-name="gr5" draw:text-style-name="P1" draw:layer="layout" svg:width="5.75cm" svg:height="2.5cm" svg:x="18.75cm" svg:y="4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844cm" svg:height="0.47cm" svg:x="18.949cm" svg:y="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4.805cm" svg:height="0.93cm" svg:x="19.199cm" svg:y="5.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2.42cm" svg:height="0.56cm" svg:x="21.949cm" svg:y="6.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6" draw:text-style-name="P1" draw:layer="layout" svg:width="6.75cm" svg:height="3cm" svg:x="3.3cm" svg:y="11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565cm" svg:height="0.47cm" svg:x="3.499cm" svg:y="11.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6.778cm" svg:height="1.031cm" svg:x="3.36cm" svg:y="12.2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line draw:style-name="gr3" draw:text-style-name="P3" draw:layer="layout" svg:x1="10.05cm" svg:y1="12.75cm" svg:x2="11.8cm" svg:y2="12.75cm">
          <text:p/>
        </draw:line>
        <draw:custom-shape draw:style-name="gr7" draw:text-style-name="P4" draw:layer="layout" svg:width="5cm" svg:height="2cm" svg:x="11.8cm" svg:y="11.7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42cm" svg:height="0.56cm" svg:x="7.55cm" svg:y="13.2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2" draw:layer="layout" svg:width="1.282cm" svg:height="0.47cm" svg:x="12.018cm" svg:y="1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8" draw:text-style-name="P5" draw:layer="layout" svg:width="5.7cm" svg:height="3cm" svg:x="18.6cm" svg:y="11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612cm" svg:height="0.47cm" svg:x="18.799cm" svg:y="11.5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2" draw:layer="layout" svg:width="5.185cm" svg:height="1.031cm" svg:x="11.745cm" svg:y="12.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3" draw:text-style-name="P3" draw:layer="layout" svg:x1="16.838cm" svg:y1="12.75cm" svg:x2="18.588cm" svg:y2="12.75cm">
          <text:p/>
        </draw:line>
        <draw:frame draw:style-name="gr2" draw:text-style-name="P2" draw:layer="layout" svg:width="2.652cm" svg:height="0.47cm" svg:x="18.799cm" svg:y="12.0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2" draw:layer="layout" svg:width="3.54cm" svg:height="0.47cm" svg:x="18.799cm" svg:y="12.5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2" draw:layer="layout" svg:width="4.687cm" svg:height="0.47cm" svg:x="18.799cm" svg:y="13.0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2" draw:layer="layout" svg:width="3.708cm" svg:height="0.47cm" svg:x="19.7cm" svg:y="13.5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ff860d" draw:marker-start-width="0.28cm" draw:marker-start-center="false" draw:marker-end-width="0.28cm" draw:marker-end-center="false" draw:stroke-linejoin="bevel" draw:fill="solid" draw:fill-color="#ffdbb6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6T15:00:16.482769773</meta:creation-date>
    <dc:date>2023-08-17T16:17:46.125133428</dc:date>
    <meta:editing-duration>PT4H49M54S</meta:editing-duration>
    <meta:editing-cycles>15</meta:editing-cycles>
    <meta:generator>LibreOffice/7.3.7.2$Linux_X86_64 LibreOffice_project/30$Build-2</meta:generator>
    <meta:document-statistic meta:object-count="29"/>
  </office:meta>
</office:document-meta>
</file>

<file path=Object 1/content.xml><?xml version="1.0" encoding="utf-8"?>
<math xmlns="http://www.w3.org/1998/Math/MathML" display="block">
  <semantics>
    <mrow>
      <mi mathvariant="italic">Input</mi>
      <mi mathvariant="normal">:</mi>
      <mi mathvariant="italic">Train</mi>
      <mi mathvariant="italic">data</mi>
      <mi>.</mi>
    </mrow>
    <annotation encoding="StarMath 5.0">Input : Train data.</annotation>
  </semantics>
</math>
</file>

<file path=Object 10/content.xml><?xml version="1.0" encoding="utf-8"?>
<math xmlns="http://www.w3.org/1998/Math/MathML" display="block">
  <semantics>
    <mrow>
      <msub>
        <mi mathvariant="italic">loss</mi>
        <mi>θ</mi>
      </msub>
      <mo stretchy="false">=</mo>
      <msub>
        <mrow>
          <mo fence="true" form="prefix" stretchy="false">‖</mo>
          <mrow>
            <mrow>
              <mi>ϕ</mi>
              <mrow>
                <msub>
                  <mi>w</mi>
                  <mi>θ</mi>
                </msub>
                <mo stretchy="false">−</mo>
                <mi>ϕ</mi>
              </mrow>
              <msub>
                <mi>w</mi>
                <mi mathvariant="italic">true</mi>
              </msub>
            </mrow>
          </mrow>
          <mo fence="true" form="postfix" stretchy="false">‖</mo>
        </mrow>
        <mrow>
          <msup>
            <mi>H</mi>
            <mn>2</mn>
          </msup>
          <mrow>
            <mo fence="true" form="prefix" stretchy="false">(</mo>
            <mrow>
              <msub>
                <mi mathvariant="normal">Ω</mi>
                <mi>h</mi>
              </msub>
            </mrow>
            <mo fence="true" form="postfix" stretchy="false">)</mo>
          </mrow>
        </mrow>
      </msub>
    </mrow>
    <annotation encoding="StarMath 5.0">loss_%theta=ldline %phi w_%theta-%phi w_{true} rdline_{H^2(%OMEGA_h)}</annotation>
  </semantics>
</math>
</file>

<file path=Object 11/content.xml><?xml version="1.0" encoding="utf-8"?>
<math xmlns="http://www.w3.org/1998/Math/MathML" display="block">
  <semantics>
    <mrow>
      <mrow>
        <msub>
          <mi>X</mi>
          <mi mathvariant="italic">test</mi>
        </msub>
        <mo stretchy="false">=</mo>
        <mo stretchy="false">{</mo>
      </mrow>
      <msubsup>
        <mi>f</mi>
        <mi>i</mi>
        <mi mathvariant="italic">test</mi>
      </msubsup>
      <mi>,</mi>
      <msubsup>
        <mi>g</mi>
        <mi>i</mi>
        <mi mathvariant="italic">test</mi>
      </msubsup>
      <mi>,</mi>
      <msubsup>
        <mi>ϕ</mi>
        <mi>i</mi>
        <mi mathvariant="italic">test</mi>
      </msubsup>
      <mo stretchy="false">}</mo>
    </mrow>
    <annotation encoding="StarMath 5.0">X_{test}=\{f^{test}_{i},g^{test}_{i},%phi^{test}_{i}\}</annotation>
  </semantics>
</math>
</file>

<file path=Object 12/content.xml><?xml version="1.0" encoding="utf-8"?>
<math xmlns="http://www.w3.org/1998/Math/MathML" display="block">
  <semantics>
    <mrow>
      <mrow>
        <msub>
          <mi>Y</mi>
          <mi mathvariant="italic">test</mi>
        </msub>
        <mo stretchy="false">=</mo>
        <mo stretchy="false">{</mo>
      </mrow>
      <msubsup>
        <mi>ϕ</mi>
        <mi>i</mi>
        <mi mathvariant="italic">test</mi>
      </msubsup>
      <msubsup>
        <mi>w</mi>
        <mrow>
          <mi>θ</mi>
          <mi>,</mi>
          <mi>i</mi>
        </mrow>
        <mi mathvariant="italic">test</mi>
      </msubsup>
      <mo stretchy="false">}</mo>
    </mrow>
    <annotation encoding="StarMath 5.0">Y_{test}=\{%phi^{test}_i w^{test}_{%theta,i}\}</annotation>
  </semantics>
</math>
</file>

<file path=Object 13/content.xml><?xml version="1.0" encoding="utf-8"?>
<math xmlns="http://www.w3.org/1998/Math/MathML" display="block">
  <semantics>
    <mrow>
      <mrow>
        <mi>i</mi>
        <mo stretchy="false">=</mo>
        <mn>1</mn>
      </mrow>
      <mi>,</mi>
      <mn>...</mn>
      <mi>,</mi>
      <msub>
        <mi>n</mi>
        <mi mathvariant="italic">data</mi>
      </msub>
    </mrow>
    <annotation encoding="StarMath 5.0">i=1,...,n_{data}</annotation>
  </semantics>
</math>
</file>

<file path=Object 14/content.xml><?xml version="1.0" encoding="utf-8"?>
<math xmlns="http://www.w3.org/1998/Math/MathML" display="block">
  <semantics>
    <mi mathvariant="italic">FNO</mi>
    <annotation encoding="StarMath 5.0">FNO</annotation>
  </semantics>
</math>
</file>

<file path=Object 15/content.xml><?xml version="1.0" encoding="utf-8"?>
<math xmlns="http://www.w3.org/1998/Math/MathML" display="block">
  <semantics>
    <mrow>
      <mo stretchy="false">→</mo>
      <mi mathvariant="italic">by</mi>
      <mi mathvariant="italic">adding</mi>
    </mrow>
    <annotation encoding="StarMath 5.0">rightarrow  by adding</annotation>
  </semantics>
</math>
</file>

<file path=Object 16/content.xml><?xml version="1.0" encoding="utf-8"?>
<math xmlns="http://www.w3.org/1998/Math/MathML" display="block">
  <semantics>
    <mrow>
      <mi mathvariant="italic">Correction</mi>
      <mi mathvariant="normal">:</mi>
    </mrow>
    <annotation encoding="StarMath 5.0">Correction :</annotation>
  </semantics>
</math>
</file>

<file path=Object 17/content.xml><?xml version="1.0" encoding="utf-8"?>
<math xmlns="http://www.w3.org/1998/Math/MathML" display="block">
  <semantics>
    <mrow>
      <mo stretchy="false">→</mo>
      <mi mathvariant="italic">by</mi>
      <mi mathvariant="italic">multiplying</mi>
    </mrow>
    <annotation encoding="StarMath 5.0">rightarrow  by multiplying</annotation>
  </semantics>
</math>
</file>

<file path=Object 18/content.xml><?xml version="1.0" encoding="utf-8"?>
<math xmlns="http://www.w3.org/1998/Math/MathML" display="block">
  <semantics>
    <mrow>
      <mo stretchy="false">→</mo>
      <mi mathvariant="italic">by</mi>
      <mi mathvariant="italic">multiplying</mi>
      <mi mathvariant="italic">on</mi>
      <mi mathvariant="italic">an</mi>
    </mrow>
    <annotation encoding="StarMath 5.0">rightarrow  by multiplying on an</annotation>
  </semantics>
</math>
</file>

<file path=Object 19/content.xml><?xml version="1.0" encoding="utf-8"?>
<math xmlns="http://www.w3.org/1998/Math/MathML" display="block">
  <semantics>
    <mrow>
      <mi mathvariant="italic">elevated</mi>
      <mi mathvariant="italic">problem</mi>
    </mrow>
    <annotation encoding="StarMath 5.0">elevated problem</annotation>
  </semantics>
</math>
</file>

<file path=Object 2/content.xml><?xml version="1.0" encoding="utf-8"?>
<math xmlns="http://www.w3.org/1998/Math/MathML" display="block">
  <semantics>
    <mrow>
      <mrow>
        <msub>
          <mi>X</mi>
          <mi mathvariant="italic">train</mi>
        </msub>
        <mo stretchy="false">=</mo>
        <mo stretchy="false">{</mo>
      </mrow>
      <msub>
        <mi>f</mi>
        <mi>i</mi>
      </msub>
      <mi>,</mi>
      <msub>
        <mi>g</mi>
        <mi>i</mi>
      </msub>
      <mi>,</mi>
      <msub>
        <mi>ϕ</mi>
        <mi>i</mi>
      </msub>
      <mo stretchy="false">}</mo>
    </mrow>
    <annotation encoding="StarMath 5.0">X_{train}=\{f_i,g_i,%phi_i\}</annotation>
  </semantics>
</math>
</file>

<file path=Object 3/content.xml><?xml version="1.0" encoding="utf-8"?>
<math xmlns="http://www.w3.org/1998/Math/MathML" display="block">
  <semantics>
    <mrow>
      <mi mathvariant="italic">Output</mi>
      <mi>.</mi>
    </mrow>
    <annotation encoding="StarMath 5.0">Output.</annotation>
  </semantics>
</math>
</file>

<file path=Object 4/content.xml><?xml version="1.0" encoding="utf-8"?>
<math xmlns="http://www.w3.org/1998/Math/MathML" display="block">
  <semantics>
    <mrow>
      <mrow>
        <msub>
          <mi>Y</mi>
          <mi mathvariant="italic">pred</mi>
        </msub>
        <mo stretchy="false">=</mo>
        <mo stretchy="false">{</mo>
      </mrow>
      <msub>
        <mi>ϕ</mi>
        <mi>i</mi>
      </msub>
      <msub>
        <mi>w</mi>
        <mrow>
          <mi>θ</mi>
          <mi>,</mi>
          <mi>i</mi>
        </mrow>
      </msub>
      <mo stretchy="false">}</mo>
    </mrow>
    <annotation encoding="StarMath 5.0">Y_{pred}=\{%phi_i w_{%theta,i}\}</annotation>
  </semantics>
</math>
</file>

<file path=Object 5/content.xml><?xml version="1.0" encoding="utf-8"?>
<math xmlns="http://www.w3.org/1998/Math/MathML" display="block">
  <semantics>
    <mrow>
      <mi mathvariant="italic">Input</mi>
      <mi mathvariant="normal">:</mi>
      <mi mathvariant="italic">Test</mi>
      <mi mathvariant="italic">data</mi>
      <mi>.</mi>
    </mrow>
    <annotation encoding="StarMath 5.0">Input : Test data.</annotation>
  </semantics>
</math>
</file>

<file path=Object 6/content.xml><?xml version="1.0" encoding="utf-8"?>
<math xmlns="http://www.w3.org/1998/Math/MathML" display="block">
  <semantics>
    <mrow>
      <mrow>
        <mi>i</mi>
        <mo stretchy="false">=</mo>
        <mn>1</mn>
      </mrow>
      <mi>,</mi>
      <mn>...</mn>
      <mi>,</mi>
      <msub>
        <mi>n</mi>
        <mi mathvariant="italic">data</mi>
      </msub>
    </mrow>
    <annotation encoding="StarMath 5.0">i=1,...,n_{data}</annotation>
  </semantics>
</math>
</file>

<file path=Object 7/content.xml><?xml version="1.0" encoding="utf-8"?>
<math xmlns="http://www.w3.org/1998/Math/MathML" display="block">
  <semantics>
    <mrow>
      <mrow>
        <msub>
          <mi>Y</mi>
          <mi mathvariant="italic">train</mi>
        </msub>
        <mo stretchy="false">=</mo>
        <mo stretchy="false">{</mo>
      </mrow>
      <msub>
        <mi>w</mi>
        <mi>i</mi>
      </msub>
      <mo stretchy="false">}</mo>
    </mrow>
    <annotation encoding="StarMath 5.0">Y_{train}=\{w_i\}</annotation>
  </semantics>
</math>
</file>

<file path=Object 8/content.xml><?xml version="1.0" encoding="utf-8"?>
<math xmlns="http://www.w3.org/1998/Math/MathML" display="block">
  <semantics>
    <mrow>
      <mrow>
        <mi>i</mi>
        <mo stretchy="false">=</mo>
        <mn>1</mn>
      </mrow>
      <mi>,</mi>
      <mn>...</mn>
      <mi>,</mi>
      <msub>
        <mi>n</mi>
        <mi mathvariant="italic">data</mi>
      </msub>
    </mrow>
    <annotation encoding="StarMath 5.0">i=1,...,n_{data}</annotation>
  </semantics>
</math>
</file>

<file path=Object 9/content.xml><?xml version="1.0" encoding="utf-8"?>
<math xmlns="http://www.w3.org/1998/Math/MathML" display="block">
  <semantics>
    <mrow>
      <mi mathvariant="italic">FNO</mi>
      <mi mathvariant="italic">training</mi>
      <mi>.</mi>
    </mrow>
    <annotation encoding="StarMath 5.0">FNO training.</annotation>
  </semantics>
</math>
</file>